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84.36" calcext:value-type="float">
            <text:p>184.36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42.5" calcext:value-type="float">
            <text:p>42.5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63.51" calcext:value-type="float">
            <text:p>63.51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68" calcext:value-type="float">
            <text:p>168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083.5" calcext:value-type="float">
            <text:p>2083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461.22" calcext:value-type="float">
            <text:p>461.2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2.6" calcext:value-type="float">
            <text:p>32.6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140.42" calcext:value-type="float">
            <text:p>140.4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84.44" calcext:value-type="float">
            <text:p>184.44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42.55" calcext:value-type="float">
            <text:p>42.55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63.53" calcext:value-type="float">
            <text:p>63.53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67.6" calcext:value-type="float">
            <text:p>167.6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085" calcext:value-type="float">
            <text:p>208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2.64" calcext:value-type="float">
            <text:p>32.64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140.5" calcext:value-type="float">
            <text:p>140.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1.9799957" calcext:value-type="float">
            <text:p>1.9799957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8100014" calcext:value-type="float">
            <text:p>0.8100014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5399971" calcext:value-type="float">
            <text:p>-0.5399971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32000732" calcext:value-type="float">
            <text:p>0.32000732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9" calcext:value-type="float">
            <text:p>9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0.32" calcext:value-type="float">
            <text:p>0.32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05001068" calcext:value-type="float">
            <text:p>0.005001068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0.94000244" calcext:value-type="float">
            <text:p>-0.9400024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0.010739834" calcext:value-type="float">
            <text:p>0.010739834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0.019058855" calcext:value-type="float">
            <text:p>0.019058855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008502552" calcext:value-type="float">
            <text:p>-0.008502552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0019048057" calcext:value-type="float">
            <text:p>0.0019048057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0043196543" calcext:value-type="float">
            <text:p>0.0043196543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0.0006938121" calcext:value-type="float">
            <text:p>0.0006938121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00015338347" calcext:value-type="float">
            <text:p>0.00015338347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0.0066942205" calcext:value-type="float">
            <text:p>-0.006694220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83.85" calcext:value-type="float">
            <text:p>183.85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42.4" calcext:value-type="float">
            <text:p>42.4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2.96" calcext:value-type="float">
            <text:p>62.9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66.92" calcext:value-type="float">
            <text:p>166.9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064.5" calcext:value-type="float">
            <text:p>2064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2.52" calcext:value-type="float">
            <text:p>32.52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38.94" calcext:value-type="float">
            <text:p>138.9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87.18" calcext:value-type="float">
            <text:p>187.18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43.52" calcext:value-type="float">
            <text:p>43.52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63.91" calcext:value-type="float">
            <text:p>63.91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69.08" calcext:value-type="float">
            <text:p>169.08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110" calcext:value-type="float">
            <text:p>2110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2.72" calcext:value-type="float">
            <text:p>32.72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140.64" calcext:value-type="float">
            <text:p>140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86.34" calcext:value-type="float">
            <text:p>186.34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43.31" calcext:value-type="float">
            <text:p>43.31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62.97" calcext:value-type="float">
            <text:p>62.97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68.32" calcext:value-type="float">
            <text:p>168.32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092.5" calcext:value-type="float">
            <text:p>2092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61.54" calcext:value-type="float">
            <text:p>461.54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2.61" calcext:value-type="float">
            <text:p>32.61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39.48" calcext:value-type="float">
            <text:p>139.4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86.01" calcext:value-type="float">
            <text:p>186.01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43.29" calcext:value-type="float">
            <text:p>43.29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2.82" calcext:value-type="float">
            <text:p>62.8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68.06" calcext:value-type="float">
            <text:p>168.06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092.5" calcext:value-type="float">
            <text:p>2092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2.6" calcext:value-type="float">
            <text:p>32.6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139.52" calcext:value-type="float">
            <text:p>139.5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96.9" calcext:value-type="float">
            <text:p>196.9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1.28" calcext:value-type="float">
            <text:p>51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0.84" calcext:value-type="float">
            <text:p>70.8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69.4" calcext:value-type="float">
            <text:p>169.4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243.5" calcext:value-type="float">
            <text:p>2243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5.36" calcext:value-type="float">
            <text:p>35.36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41.84" calcext:value-type="float">
            <text:p>141.8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86.26" calcext:value-type="float">
            <text:p>186.26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43.14" calcext:value-type="float">
            <text:p>43.14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63.99" calcext:value-type="float">
            <text:p>63.99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68.1" calcext:value-type="float">
            <text:p>168.1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096.5" calcext:value-type="float">
            <text:p>2096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3" calcext:value-type="float">
            <text:p>33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139.64" calcext:value-type="float">
            <text:p>139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20.55" calcext:value-type="float">
            <text:p>120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73" calcext:value-type="float">
            <text:p>24.73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0.65" calcext:value-type="float">
            <text:p>0.65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05.42" calcext:value-type="float">
            <text:p>105.42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496" calcext:value-type="float">
            <text:p>1496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8.24" calcext:value-type="float">
            <text:p>28.24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06.3" calcext:value-type="float">
            <text:p>106.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70151000000" calcext:value-type="float">
            <text:p>170151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83115000000" calcext:value-type="float">
            <text:p>183115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17809000000" calcext:value-type="float">
            <text:p>17809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96884000000" calcext:value-type="float">
            <text:p>196884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4377000000000" calcext:value-type="float">
            <text:p>4377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3100" calcext:value-type="float">
            <text:p>31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200" calcext:value-type="float">
            <text:p>12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200" calcext:value-type="float">
            <text:p>12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5055125" calcext:value-type="float">
            <text:p>5055125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50626841" calcext:value-type="float">
            <text:p>50626841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132559744" calcext:value-type="float">
            <text:p>132559744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478147" calcext:value-type="float">
            <text:p>1478147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6737600" calcext:value-type="float">
            <text:p>67376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56743" calcext:value-type="float">
            <text:p>56743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8455" calcext:value-type="float">
            <text:p>845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840490" calcext:value-type="float">
            <text:p>484049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42899442" calcext:value-type="float">
            <text:p>42899442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91553296" calcext:value-type="float">
            <text:p>91553296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776519" calcext:value-type="float">
            <text:p>1776519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5438323" calcext:value-type="float">
            <text:p>5438323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65716" calcext:value-type="float">
            <text:p>65716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7656" calcext:value-type="float">
            <text:p>765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72" calcext:value-type="float">
            <text:p>0.72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02" calcext:value-type="float">
            <text:p>1.02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48" calcext:value-type="float">
            <text:p>0.48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7" calcext:value-type="float">
            <text:p>0.97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2" calcext:value-type="float">
            <text:p>0.72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1" calcext:value-type="float">
            <text:p>1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8.15" calcext:value-type="float">
            <text:p>8.15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0.4" calcext:value-type="float">
            <text:p>0.4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32" calcext:value-type="float">
            <text:p>0.32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3.06" calcext:value-type="float">
            <text:p>3.06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22.93" calcext:value-type="float">
            <text:p>122.93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2.86" calcext:value-type="float">
            <text:p>22.86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08.28" calcext:value-type="float">
            <text:p>108.28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.97" calcext:value-type="float">
            <text:p>1.97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55.01" calcext:value-type="float">
            <text:p>55.01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7.02" calcext:value-type="float">
            <text:p>17.02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4" calcext:value-type="float">
            <text:p>6.64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05" calcext:value-type="float">
            <text:p>2.0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6" calcext:value-type="float">
            <text:p>4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6.37" calcext:value-type="float">
            <text:p>6.37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36" calcext:value-type="float">
            <text:p>0.036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118" calcext:value-type="float">
            <text:p>0.0118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1209" calcext:value-type="float">
            <text:p>0.1209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22" calcext:value-type="float">
            <text:p>0.0122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21" calcext:value-type="float">
            <text:p>0.0221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.0142" calcext:value-type="float">
            <text:p>0.0142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4-02-08" calcext:value-type="string">
            <text:p>2024-02-08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2-06" calcext:value-type="string">
            <text:p>2024-02-06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3-11-23" calcext:value-type="string">
            <text:p>2023-11-23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3-05-12" calcext:value-type="string">
            <text:p>2023-05-12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3-09-28" calcext:value-type="string">
            <text:p>2023-09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0.8135" calcext:value-type="float">
            <text:p>0.8135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1.85" calcext:value-type="float">
            <text:p>1.85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0.237" calcext:value-type="float">
            <text:p>0.237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6721" calcext:value-type="float">
            <text:p>0.6721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741" calcext:value-type="float">
            <text:p>0.3741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3];[.$B$3]))" office:value-type="float" office:value="913120000" calcext:value-type="float">
            <text:p>913120000</text:p>
          </table:table-cell>
          <table:table-cell table:style-name="ce19"/>
          <table:table-cell table:style-name="ce19" table:formula="of:=IF([.G$5]=0;&quot;&quot;;COM.FINANCIALS.GETINFO.PYTHON.FINANCIALSIMPL.GETREALTIME([.G$5];[.$C33];[.$B$3]))" office:value-type="float" office:value="4230000000" calcext:value-type="float">
            <text:p>4230000000</text:p>
          </table:table-cell>
          <table:table-cell table:style-name="ce5"/>
          <table:table-cell table:style-name="ce19" table:formula="of:=IF([.I$5]=0;&quot;&quot;;COM.FINANCIALS.GETINFO.PYTHON.FINANCIALSIMPL.GETREALTIME([.I$5];[.$B33];[.$B$3]))" office:value-type="float" office:value="27080000000" calcext:value-type="float">
            <text:p>27080000000</text:p>
          </table:table-cell>
          <table:table-cell table:style-name="ce5"/>
          <table:table-cell table:style-name="ce19" table:formula="of:=IF([.K$5]=0;&quot;&quot;;COM.FINANCIALS.GETINFO.PYTHON.FINANCIALSIMPL.GETREALTIME([.K$5];[.$B33];[.$B$3]))" office:value-type="float" office:value="1170000000" calcext:value-type="float">
            <text:p>1170000000</text:p>
          </table:table-cell>
          <table:table-cell table:style-name="ce5"/>
          <table:table-cell table:style-name="ce19" table:formula="of:=IF([.M$5]=0;&quot;&quot;;COM.FINANCIALS.GETINFO.PYTHON.FINANCIALSIMPL.GETREALTIME([.M$5];[.$B33];[.$B$3]))" office:value-type="float" office:value="2090000000" calcext:value-type="float">
            <text:p>2090000000</text:p>
          </table:table-cell>
          <table:table-cell table:style-name="ce5"/>
          <table:table-cell table:style-name="ce19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912760000" calcext:value-type="float">
            <text:p>912760000</text:p>
          </table:table-cell>
          <table:table-cell table:style-name="ce5"/>
          <table:table-cell table:style-name="ce19" table:formula="of:=IF([.G$5]=0;&quot;&quot;;COM.FINANCIALS.GETINFO.PYTHON.FINANCIALSIMPL.GETREALTIME([.G$5];[.$C34];[.$B$3]))" office:value-type="float" office:value="4220000000" calcext:value-type="float">
            <text:p>422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2680000000" calcext:value-type="float">
            <text:p>2268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030000000" calcext:value-type="float">
            <text:p>103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050000000" calcext:value-type="float">
            <text:p>205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 (IBM)" calcext:value-type="string">
            <text:p>International Business Machines Corporation (IBM)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 (INTC)" calcext:value-type="string">
            <text:p>Intel Corporation (INTC)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 (VOD.L)" calcext:value-type="string">
            <text:p>Vodafone Group Public Limited Company (VOD.L)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 (SAP.DE)" calcext:value-type="string">
            <text:p>SAP SE (SAP.DE)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 (6503.T)" calcext:value-type="string">
            <text:p>Mitsubishi Electric Corporation (6503.T)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 (VFIAX)" calcext:value-type="string">
            <text:p>Vanguard 500 Index Fund (VFIAX)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(VERX.L)" calcext:value-type="string">
            <text:p>Vanguard FTSE Developed Europe ex UK UCITS ETF (VERX.L)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 (LYY8.DE)" calcext:value-type="string">
            <text:p>Amundi LevDax Daily (2x) leveraged UCITS ETF (LYY8.DE)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EST" calcext:value-type="string">
            <text:p>EST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JST" calcext:value-type="string">
            <text:p>JST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CET" calcext:value-type="string">
            <text:p>CET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54" calcext:value-type="float">
            <text:p>0.854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45297.38" calcext:value-type="float">
            <text:p>45297.38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25.51" calcext:value-type="float">
            <text:p>25.51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6963.83" calcext:value-type="float">
            <text:p>16963.83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4997.91" calcext:value-type="float">
            <text:p>4997.91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2721" calcext:value-type="float">
            <text:p>2721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10.33" calcext:value-type="float">
            <text:p>10.33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538" calcext:value-type="float">
            <text:p>0.8538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45297.38" calcext:value-type="float">
            <text:p>45297.38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24.97" calcext:value-type="float">
            <text:p>24.97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6973.58" calcext:value-type="float">
            <text:p>16973.58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5004.17" calcext:value-type="float">
            <text:p>5004.17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2729" calcext:value-type="float">
            <text:p>2729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10.34" calcext:value-type="float">
            <text:p>10.34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-0.00006997585" calcext:value-type="float">
            <text:p>-0.00006997585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2080.6445" calcext:value-type="float">
            <text:p>2080.6445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39.199997" calcext:value-type="float">
            <text:p>39.199997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-37.33008" calcext:value-type="float">
            <text:p>-37.33008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28.699707" calcext:value-type="float">
            <text:p>28.699707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3" calcext:value-type="float">
            <text:p>-3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0.03999996" calcext:value-type="float">
            <text:p>0.03999996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4]=0;&quot;&quot;;COM.FINANCIALS.GETINFO.PYTHON.FINANCIALSIMPL.GETREALTIME([.E$44];[.$C52];[.$B$3]))" office:value-type="float" office:value="-0.000081938946" calcext:value-type="float">
            <text:p>-0.000081938946</text:p>
          </table:table-cell>
          <table:table-cell table:style-name="ce5"/>
          <table:table-cell table:style-name="ce19" table:formula="of:=IF([.G$44]=0;&quot;&quot;;COM.FINANCIALS.GETINFO.PYTHON.FINANCIALSIMPL.GETREALTIME([.G$44];[.$C52];[.$B$3]))" office:value-type="float" office:value="0.045857538" calcext:value-type="float">
            <text:p>0.045857538</text:p>
          </table:table-cell>
          <table:table-cell table:style-name="Default"/>
          <table:table-cell table:style-name="ce19" table:formula="of:=IF([.I$44]=0;&quot;&quot;;COM.FINANCIALS.GETINFO.PYTHON.FINANCIALSIMPL.GETREALTIME([.I$44];[.$C52];[.$B$3]))" office:value-type="float" office:value="1.5366522" calcext:value-type="float">
            <text:p>1.5366522</text:p>
          </table:table-cell>
          <table:table-cell table:style-name="ce5"/>
          <table:table-cell table:style-name="ce19" table:formula="of:=IF([.K$44]=0;&quot;&quot;;COM.FINANCIALS.GETINFO.PYTHON.FINANCIALSIMPL.GETREALTIME([.K$44];[.$C52];[.$B$3]))" office:value-type="float" office:value="-0.002200569" calcext:value-type="float">
            <text:p>-0.002200569</text:p>
          </table:table-cell>
          <table:table-cell table:style-name="ce5"/>
          <table:table-cell table:style-name="ce19" table:formula="of:=IF([.M$44]=0;&quot;&quot;;COM.FINANCIALS.GETINFO.PYTHON.FINANCIALSIMPL.GETREALTIME([.M$44];[.$C52];[.$B$3]))" office:value-type="float" office:value="0.0057423417" calcext:value-type="float">
            <text:p>0.0057423417</text:p>
          </table:table-cell>
          <table:table-cell table:style-name="ce5"/>
          <table:table-cell table:style-name="ce19" table:formula="of:=IF([.O$44]=0;&quot;&quot;;COM.FINANCIALS.GETINFO.PYTHON.FINANCIALSIMPL.GETREALTIME([.O$44];[.$C52];[.$B$3]))" office:value-type="float" office:value="-0.0011025359" calcext:value-type="float">
            <text:p>-0.0011025359</text:p>
          </table:table-cell>
          <table:table-cell table:style-name="ce5"/>
          <table:table-cell table:style-name="ce19" table:formula="of:=IF([.Q$44]=0;&quot;&quot;;COM.FINANCIALS.GETINFO.PYTHON.FINANCIALSIMPL.GETREALTIME([.Q$44];[.$C52];[.$B$3]))" office:value-type="float" office:value="0.003872213" calcext:value-type="float">
            <text:p>0.003872213</text:p>
          </table:table-cell>
          <table:table-cell table:style-name="ce5"/>
          <table:table-cell table:style-name="ce1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532" calcext:value-type="float">
            <text:p>0.8532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45260.82" calcext:value-type="float">
            <text:p>45260.82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22.47" calcext:value-type="float">
            <text:p>22.47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6876.36" calcext:value-type="float">
            <text:p>16876.36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5000.34" calcext:value-type="float">
            <text:p>5000.34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2703" calcext:value-type="float">
            <text:p>2703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10.3" calcext:value-type="float">
            <text:p>10.3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547" calcext:value-type="float">
            <text:p>0.8547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48152.5" calcext:value-type="float">
            <text:p>48152.5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64.71" calcext:value-type="float">
            <text:p>64.71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6993.12" calcext:value-type="float">
            <text:p>16993.12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5030.06" calcext:value-type="float">
            <text:p>5030.06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2740" calcext:value-type="float">
            <text:p>2740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10.44" calcext:value-type="float">
            <text:p>10.44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5393" calcext:value-type="float">
            <text:p>0.85393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47452.586" calcext:value-type="float">
            <text:p>47452.586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64.71" calcext:value-type="float">
            <text:p>64.71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6926.5" calcext:value-type="float">
            <text:p>16926.5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026.61" calcext:value-type="float">
            <text:p>5026.61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2718" calcext:value-type="float">
            <text:p>2718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10.37" calcext:value-type="float">
            <text:p>10.37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539" calcext:value-type="float">
            <text:p>0.8539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51.15" calcext:value-type="float">
            <text:p>51.15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2716" calcext:value-type="float">
            <text:p>2716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10.36" calcext:value-type="float">
            <text:p>10.36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928" calcext:value-type="float">
            <text:p>0.8928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48969.37" calcext:value-type="float">
            <text:p>48969.37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64.71" calcext:value-type="float">
            <text:p>64.71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7049.52" calcext:value-type="float">
            <text:p>17049.52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5030.06" calcext:value-type="float">
            <text:p>5030.06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2823" calcext:value-type="float">
            <text:p>2823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.58" calcext:value-type="float">
            <text:p>10.58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54" calcext:value-type="float">
            <text:p>0.854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54.72" calcext:value-type="float">
            <text:p>54.72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2718" calcext:value-type="float">
            <text:p>2718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10.42" calcext:value-type="float">
            <text:p>10.42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494" calcext:value-type="float">
            <text:p>0.8494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19628.25" calcext:value-type="float">
            <text:p>19628.25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22.47" calcext:value-type="float">
            <text:p>22.47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4458.39" calcext:value-type="float">
            <text:p>14458.39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3808.86" calcext:value-type="float">
            <text:p>3808.86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4.31" calcext:value-type="float">
            <text:p>24.31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7.26" calcext:value-type="float">
            <text:p>7.26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0];[.$B$3]))" office:value-type="float" office:value="931177000000" calcext:value-type="float">
            <text:p>931177000000</text:p>
          </table:table-cell>
          <table:table-cell table:style-name="Default"/>
          <table:table-cell table:style-name="ce19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0];[.$B$3]))" office:value-type="float" office:value="41391000000" calcext:value-type="float">
            <text:p>41391000000</text:p>
          </table:table-cell>
          <table:table-cell table:style-name="ce5"/>
          <table:table-cell table:style-name="ce19" table:formula="of:=IF([.Q$44]=0;&quot;&quot;;COM.FINANCIALS.GETINFO.PYTHON.FINANCIALSIMPL.GETREALTIME([.Q$44];[.$C60];[.$B$3]))" office:value-type="float" office:value="107032000000" calcext:value-type="float">
            <text:p>107032000000</text:p>
          </table:table-cell>
          <table:table-cell table:style-name="ce5"/>
          <table:table-cell table:style-name="ce19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900" calcext:value-type="float">
            <text:p>9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4]=0;&quot;&quot;;COM.FINANCIALS.GETINFO.PYTHON.FINANCIALSIMPL.GETREALTIME([.E$44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3];[.$B$3]))" office:value-type="float" office:value="39060004864" calcext:value-type="float">
            <text:p>39060004864</text:p>
          </table:table-cell>
          <table:table-cell table:style-name="Default"/>
          <table:table-cell table:style-name="ce19" table:formula="of:=IF([.I$44]=0;&quot;&quot;;COM.FINANCIALS.GETINFO.PYTHON.FINANCIALSIMPL.GETREALTIME([.I$44];[.$C63];[.$B$3]))" office:value-type="float" office:value="193796" calcext:value-type="float">
            <text:p>193796</text:p>
          </table:table-cell>
          <table:table-cell table:style-name="ce5"/>
          <table:table-cell table:style-name="ce19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3];[.$B$3]))" office:value-type="float" office:value="2305688000" calcext:value-type="float">
            <text:p>2305688000</text:p>
          </table:table-cell>
          <table:table-cell table:style-name="ce5"/>
          <table:table-cell table:style-name="ce19" table:formula="of:=IF([.O$44]=0;&quot;&quot;;COM.FINANCIALS.GETINFO.PYTHON.FINANCIALSIMPL.GETREALTIME([.O$44];[.$C63];[.$B$3]))" office:value-type="float" office:value="2591870" calcext:value-type="float">
            <text:p>2591870</text:p>
          </table:table-cell>
          <table:table-cell table:style-name="ce5"/>
          <table:table-cell table:style-name="ce19" table:formula="of:=IF([.Q$44]=0;&quot;&quot;;COM.FINANCIALS.GETINFO.PYTHON.FINANCIALSIMPL.GETREALTIME([.Q$44];[.$C63];[.$B$3]))" office:value-type="float" office:value="17720900" calcext:value-type="float">
            <text:p>17720900</text:p>
          </table:table-cell>
          <table:table-cell table:style-name="ce5"/>
          <table:table-cell table:style-name="ce19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4]=0;&quot;&quot;;COM.FINANCIALS.GETINFO.PYTHON.FINANCIALSIMPL.GETREALTIME([.E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4];[.$B$3]))" office:value-type="float" office:value="70106353" calcext:value-type="float">
            <text:p>70106353</text:p>
          </table:table-cell>
          <table:table-cell table:style-name="ce5"/>
          <table:table-cell table:style-name="ce19" table:formula="of:=IF([.M$44]=0;&quot;&quot;;COM.FINANCIALS.GETINFO.PYTHON.FINANCIALSIMPL.GETREALTIME([.M$44];[.$C64];[.$B$3]))" office:value-type="float" office:value="3963246393" calcext:value-type="float">
            <text:p>3963246393</text:p>
          </table:table-cell>
          <table:table-cell table:style-name="ce5"/>
          <table:table-cell table:style-name="ce19" table:formula="of:=IF([.O$44]=0;&quot;&quot;;COM.FINANCIALS.GETINFO.PYTHON.FINANCIALSIMPL.GETREALTIME([.O$44];[.$C64];[.$B$3]))" office:value-type="float" office:value="3345718" calcext:value-type="float">
            <text:p>3345718</text:p>
          </table:table-cell>
          <table:table-cell table:style-name="ce5"/>
          <table:table-cell table:style-name="ce19" table:formula="of:=IF([.Q$44]=0;&quot;&quot;;COM.FINANCIALS.GETINFO.PYTHON.FINANCIALSIMPL.GETREALTIME([.Q$44];[.$C64];[.$B$3]))" office:value-type="float" office:value="21080428" calcext:value-type="float">
            <text:p>21080428</text:p>
          </table:table-cell>
          <table:table-cell table:style-name="ce5"/>
          <table:table-cell table:style-name="ce19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5" calcext:value-type="float">
            <text:p>0.45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67" calcext:value-type="float">
            <text:p>0.67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4.9" calcext:value-type="float">
            <text:p>4.9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5" calcext:value-type="float">
            <text:p>1.35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5.55" calcext:value-type="float">
            <text:p>5.55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68" calcext:value-type="float">
            <text:p>7.68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36" calcext:value-type="float">
            <text:p>1.36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56" calcext:value-type="float">
            <text:p>0.56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499" calcext:value-type="float">
            <text:p>0.0499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543" calcext:value-type="float">
            <text:p>0.0543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3-12-07" calcext:value-type="string">
            <text:p>2023-12-07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3-12-19" calcext:value-type="string">
            <text:p>2023-12-19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764" calcext:value-type="float">
            <text:p>0.2764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4859" calcext:value-type="float">
            <text:p>0.4859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20000000" calcext:value-type="float">
            <text:p>15200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780000000" calcext:value-type="float">
            <text:p>678000000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30000000" calcext:value-type="float">
            <text:p>1530000000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320000000" calcext:value-type="float">
            <text:p>6320000000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NO_NAME" calcext:value-type="string">
            <text:p>NO_NAM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 (EURGBP=X)" calcext:value-type="string">
            <text:p>EUR/GBP (EURGBP=X)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 (BTC-USD)" calcext:value-type="string">
            <text:p>Bitcoin USD (BTC-USD)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(ZVZZT)" calcext:value-type="string">
            <text:p>(ZVZZT)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 (^GDAXI)" calcext:value-type="string">
            <text:p>DAX PERFORMANCE-INDEX (^GDAXI)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 (^GSPC)" calcext:value-type="string">
            <text:p>S&amp;P 500 (^GSPC)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 (LUMI.TA)" calcext:value-type="string">
            <text:p>Bank Leumi le-Israel B.M. (LUMI.TA)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 (ITSA4.SA)" calcext:value-type="string">
            <text:p>Itaúsa S.A. (ITSA4.SA)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IST" calcext:value-type="string">
            <text:p>IST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BRT" calcext:value-type="string">
            <text:p>BRT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50117C00175000&quot;;Identifiers; [.$C$3];0)" office:value-type="string" office:string-value="IBM250117C00175000" calcext:value-type="string">
            <text:p>IBM250117C00175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20.75" calcext:value-type="float">
            <text:p>20.75</text:p>
          </table:table-cell>
          <table:table-cell/>
          <table:table-cell table:style-name="ce19" table:formula="of:=IF([.G$83]=0;&quot;&quot;;COM.FINANCIALS.GETINFO.PYTHON.FINANCIALSIMPL.GETREALTIME([.G$83];[.$C8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22.53" calcext:value-type="float">
            <text:p>22.53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5014.5" calcext:value-type="float">
            <text:p>5014.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2049.7" calcext:value-type="float">
            <text:p>2049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2.8999996" calcext:value-type="float">
            <text:p>2.8999996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24.25" calcext:value-type="float">
            <text:p>24.2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9.200073" calcext:value-type="float">
            <text:p>-9.20007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0.13975902" calcext:value-type="float">
            <text:p>0.13975902</text:p>
          </table:table-cell>
          <table:table-cell/>
          <table:table-cell table:style-name="ce19" table:formula="of:=IF([.G$83]=0;&quot;&quot;;COM.FINANCIALS.GETINFO.PYTHON.FINANCIALSIMPL.GETREALTIME([.G$83];[.$C91];[.$B$3]))" office:value-type="float" office:value="0.0048328433" calcext:value-type="float">
            <text:p>0.0048328433</text:p>
          </table:table-cell>
          <table:table-cell/>
          <table:table-cell table:style-name="ce19" table:formula="of:=IF([.I$83]=0;&quot;&quot;;COM.FINANCIALS.GETINFO.PYTHON.FINANCIALSIMPL.GETREALTIME([.I$83];[.$C91];[.$B$3]))" office:value-type="float" office:value="-0.0044924426" calcext:value-type="float">
            <text:p>-0.00449244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22.53" calcext:value-type="float">
            <text:p>22.53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013" calcext:value-type="float">
            <text:p>5013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2034.3" calcext:value-type="float">
            <text:p>2034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24" calcext:value-type="float">
            <text:p>24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5048.5" calcext:value-type="float">
            <text:p>5048.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2051.9" calcext:value-type="float">
            <text:p>2051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23.65" calcext:value-type="float">
            <text:p>23.65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5042" calcext:value-type="float">
            <text:p>5042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2038.7" calcext:value-type="float">
            <text:p>2038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22.4" calcext:value-type="float">
            <text:p>22.4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5042" calcext:value-type="float">
            <text:p>5042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2040.3" calcext:value-type="float">
            <text:p>2040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24.35" calcext:value-type="float">
            <text:p>24.3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5042.25" calcext:value-type="float">
            <text:p>5042.2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2040.4" calcext:value-type="float">
            <text:p>2040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8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8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64" calcext:value-type="float">
            <text:p>64</text:p>
          </table:table-cell>
          <table:table-cell/>
          <table:table-cell table:style-name="ce19" table:formula="of:=IF([.G$83]=0;&quot;&quot;;COM.FINANCIALS.GETINFO.PYTHON.FINANCIALSIMPL.GETREALTIME([.G$83];[.$C101];[.$B$3]))" office:value-type="float" office:value="1146996" calcext:value-type="float">
            <text:p>1146996</text:p>
          </table:table-cell>
          <table:table-cell/>
          <table:table-cell table:style-name="ce19" table:formula="of:=IF([.I$83]=0;&quot;&quot;;COM.FINANCIALS.GETINFO.PYTHON.FINANCIALSIMPL.GETREALTIME([.I$83];[.$C101];[.$B$3]))" office:value-type="float" office:value="109127" calcext:value-type="float">
            <text:p>10912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2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2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5-01-17" calcext:value-type="string">
            <text:p>2025-01-17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4-03-15" calcext:value-type="string">
            <text:p>2024-03-15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4-04-26" calcext:value-type="string">
            <text:p>2024-04-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50117C00175000" calcext:value-type="string">
            <text:p>IBM250117C00175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H24.CME" calcext:value-type="string">
            <text:p>ESH24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J24.CMX" calcext:value-type="string">
            <text:p>GCJ24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5 175.000 call" calcext:value-type="string">
            <text:p>IBM Jan 2025 175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Mar 24 (ES=F)" calcext:value-type="string">
            <text:p>E-Mini S&amp;P 500 Mar 24 (ES=F)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Apr 24 (GC=F)" calcext:value-type="string">
            <text:p>Gold Apr 24 (GC=F)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EST" calcext:value-type="string">
            <text:p>EST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EST" calcext:value-type="string">
            <text:p>EST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EST" calcext:value-type="string">
            <text:p>EST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N103:'Realtime Examples'.S107 'Realtime Examples'.L83:'Realtime Examples'.L108 'Realtime Examples'.G103:'Realtime Examples'.H107 'Realtime Examples'.I83:'Realtime Examples'.I83 'Realtime Examples'.A83:'Realtime Examples'.H98 'Realtime Examples'.L84:'Realtime Examples'.M102 'Realtime Examples'.G84:'Realtime Examples'.I102 'Realtime Examples'.N83:'Realtime Examples'.S102 'Realtime Examples'.G109:'Realtime Examples'.I109 'Realtime Examples'.L109:'Realtime Examples'.AMJ109 'Realtime Examples'.I44:'Realtime Examples'.AMJ71 'Realtime Examples'.A44:'Realtime Examples'.F71 'Realtime Examples'.G44:'Realtime Examples'.G71 'Realtime Examples'.A73:'Realtime Examples'.G80 'Realtime Examples'.I74:'Realtime Examples'.AMJ80 'Realtime Examples'.A72:'Realtime Examples'.AMJ72 'Realtime Examples'.H73:'Realtime Examples'.AMJ73 'Realtime Examples'.A1:'Realtime Examples'.AMJ43 'Realtime Examples'.A99:'Realtime Examples'.F109 'Realtime Examples'.G108:'Realtime Examples'.G108 'Realtime Examples'.I108:'Realtime Examples'.K108 'Realtime Examples'.M108:'Realtime Examples'.AMJ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1"/>
        <table:table-column table:style-name="co7" table:default-cell-style-name="ce81"/>
        <table:table-column table:style-name="co6" table:default-cell-style-name="ce81"/>
        <table:table-column table:style-name="co8" table:number-columns-repeated="2" table:default-cell-style-name="ce81"/>
        <table:table-column table:style-name="co3" table:number-columns-repeated="59" table:default-cell-style-name="ce81"/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Source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Identifier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GOOGLE</text:p>
          </table:table-cell>
          <table:table-cell table:style-name="ce94" office:value-type="string" calcext:value-type="string">
            <text:p>YAHOO</text:p>
          </table:table-cell>
          <table:table-cell table:style-name="ce94" office:value-type="string" calcext:value-type="string">
            <text:p>FT</text:p>
          </table:table-cell>
          <table:table-cell table:style-name="ce94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EURGBP</text:p>
          </table:table-cell>
          <table:table-cell table:style-name="ce95"/>
          <table:table-cell table:style-name="ce95" office:value-type="string" calcext:value-type="string">
            <text:p>EURGBP=X</text:p>
          </table:table-cell>
          <table:table-cell table:style-name="ce95" office:value-type="string" calcext:value-type="string">
            <text:p>EURGBP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SAP</text:p>
          </table:table-cell>
          <table:table-cell table:style-name="ce95" office:value-type="string" calcext:value-type="string">
            <text:p>ETR:SAP</text:p>
          </table:table-cell>
          <table:table-cell table:style-name="ce95" office:value-type="string" calcext:value-type="string">
            <text:p>SAP.DE</text:p>
          </table:table-cell>
          <table:table-cell table:style-name="ce95" office:value-type="string" calcext:value-type="string">
            <text:p>SAPX:GE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LYY8</text:p>
          </table:table-cell>
          <table:table-cell table:style-name="ce95"/>
          <table:table-cell table:style-name="ce95" office:value-type="string" calcext:value-type="string">
            <text:p>LYY8.DE</text:p>
          </table:table-cell>
          <table:table-cell table:style-name="ce103" office:value-type="string" calcext:value-type="string">
            <text:p>LYY8:GER:EU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ERX</text:p>
          </table:table-cell>
          <table:table-cell table:style-name="ce95" office:value-type="string" calcext:value-type="string">
            <text:p>LON:VERX</text:p>
          </table:table-cell>
          <table:table-cell table:style-name="ce95" office:value-type="string" calcext:value-type="string">
            <text:p>VERX.L</text:p>
          </table:table-cell>
          <table:table-cell table:style-name="ce95" office:value-type="string" calcext:value-type="string">
            <text:p>VERX:LSE:GBP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OD</text:p>
          </table:table-cell>
          <table:table-cell table:style-name="ce95" office:value-type="string" calcext:value-type="string">
            <text:p>LON:VOD</text:p>
          </table:table-cell>
          <table:table-cell table:style-name="ce95" office:value-type="string" calcext:value-type="string">
            <text:p>VOD.L</text:p>
          </table:table-cell>
          <table:table-cell table:style-name="ce95" office:value-type="string" calcext:value-type="string">
            <text:p>VOD:LSE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FIAX</text:p>
          </table:table-cell>
          <table:table-cell table:style-name="ce95" office:value-type="string" calcext:value-type="string">
            <text:p>MUTF:VFIAX</text:p>
          </table:table-cell>
          <table:table-cell table:number-columns-repeated="2" table:style-name="ce95" office:value-type="string" calcext:value-type="string">
            <text:p>VFIAX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NTC</text:p>
          </table:table-cell>
          <table:table-cell table:style-name="ce95" office:value-type="string" calcext:value-type="string">
            <text:p>NASDAQ:INTC</text:p>
          </table:table-cell>
          <table:table-cell table:style-name="ce95" office:value-type="string" calcext:value-type="string">
            <text:p>INTC</text:p>
          </table:table-cell>
          <table:table-cell table:style-name="ce95" office:value-type="string" calcext:value-type="string">
            <text:p>INTC:NSQ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BM</text:p>
          </table:table-cell>
          <table:table-cell table:style-name="ce95" office:value-type="string" calcext:value-type="string">
            <text:p>NYSE:IBM</text:p>
          </table:table-cell>
          <table:table-cell table:style-name="ce95" office:value-type="string" calcext:value-type="string">
            <text:p>IBM</text:p>
          </table:table-cell>
          <table:table-cell table:style-name="ce95" office:value-type="string" calcext:value-type="string">
            <text:p>IBM:NYQ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float" office:value="6503" calcext:value-type="float">
            <text:p>6503</text:p>
          </table:table-cell>
          <table:table-cell table:style-name="ce95" office:value-type="string" calcext:value-type="string">
            <text:p>TYO:6503</text:p>
          </table:table-cell>
          <table:table-cell table:style-name="ce95" office:value-type="string" calcext:value-type="string">
            <text:p>6503.T</text:p>
          </table:table-cell>
          <table:table-cell table:style-name="ce95" office:value-type="string" calcext:value-type="string">
            <text:p>6503:TYO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LUMI</text:p>
          </table:table-cell>
          <table:table-cell table:style-name="ce95" office:value-type="string" calcext:value-type="string">
            <text:p>TLV:LUMI</text:p>
          </table:table-cell>
          <table:table-cell table:style-name="ce95" office:value-type="string" calcext:value-type="string">
            <text:p>LUMI.TA</text:p>
          </table:table-cell>
          <table:table-cell table:style-name="ce95" office:value-type="string" calcext:value-type="string">
            <text:p>LUMI:TLV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BM250117C00175000</text:p>
          </table:table-cell>
          <table:table-cell table:style-name="ce95"/>
          <table:table-cell table:style-name="ce95" office:value-type="string" calcext:value-type="string">
            <text:p>IBM250117C00175000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ZVZZT</text:p>
          </table:table-cell>
          <table:table-cell table:style-name="ce95"/>
          <table:table-cell table:style-name="ce95" office:value-type="string" calcext:value-type="string">
            <text:p>ZVZZT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BTC-USD</text:p>
          </table:table-cell>
          <table:table-cell table:style-name="ce95"/>
          <table:table-cell table:style-name="ce95" office:value-type="string" calcext:value-type="string">
            <text:p>BTC-USD</text:p>
          </table:table-cell>
          <table:table-cell table:style-name="ce95"/>
          <table:table-cell table:style-name="ce95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ITSA4</text:p>
          </table:table-cell>
          <table:table-cell table:style-name="ce95"/>
          <table:table-cell table:style-name="ce95" office:value-type="string" calcext:value-type="string">
            <text:p>ITSA4.SA</text:p>
          </table:table-cell>
          <table:table-cell table:style-name="ce95" office:value-type="string" calcext:value-type="string">
            <text:p>ITSA4:SAO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ES=F</text:p>
          </table:table-cell>
          <table:table-cell table:style-name="ce95"/>
          <table:table-cell table:style-name="ce95" office:value-type="string" calcext:value-type="string">
            <text:p>ES=F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GC=F</text:p>
          </table:table-cell>
          <table:table-cell table:style-name="ce95"/>
          <table:table-cell table:style-name="ce95" office:value-type="string" calcext:value-type="string">
            <text:p>GC=F</text:p>
          </table:table-cell>
          <table:table-cell table:style-name="ce95" office:value-type="string" calcext:value-type="string">
            <text:p>GC.1:CMX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DAX</text:p>
          </table:table-cell>
          <table:table-cell table:style-name="ce95" office:value-type="string" calcext:value-type="string">
            <text:p>INDEXDB:DAX</text:p>
          </table:table-cell>
          <table:table-cell table:style-name="ce95" office:value-type="string" calcext:value-type="string">
            <text:p>^GDAXI</text:p>
          </table:table-cell>
          <table:table-cell table:style-name="ce95" office:value-type="string" calcext:value-type="string">
            <text:p>DAXX:GE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NX</text:p>
          </table:table-cell>
          <table:table-cell table:style-name="ce95" office:value-type="string" calcext:value-type="string">
            <text:p>INDEXSP:.INX</text:p>
          </table:table-cell>
          <table:table-cell table:style-name="ce95" office:value-type="string" calcext:value-type="string">
            <text:p>^GSPC</text:p>
          </table:table-cell>
          <table:table-cell table:style-name="ce95" office:value-type="string" calcext:value-type="string">
            <text:p>INX:IOM</text:p>
          </table:table-cell>
          <table:table-cell table:style-name="ce95"/>
          <table:table-cell table:number-columns-repeated="59"/>
        </table:table-row>
        <table:table-row table:style-name="ro1" table:number-rows-repeated="15">
          <table:table-cell table:style-name="ce95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9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3" table:number-columns-repeated="51" table:default-cell-style-name="ce104"/>
        <table:table-row table:style-name="ro1">
          <table:table-cell table:number-columns-repeated="4"/>
          <table:table-cell table:style-name="ce111"/>
          <table:table-cell/>
          <table:table-cell table:style-name="ce111"/>
          <table:table-cell/>
          <table:table-cell table:style-name="ce111"/>
          <table:table-cell/>
          <table:table-cell table:style-name="ce111"/>
          <table:table-cell/>
          <table:table-cell table:style-name="ce111"/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2" office:value-type="string" calcext:value-type="string">
            <text:p>AAPL</text:p>
          </table:table-cell>
          <table:table-cell table:style-name="ce105"/>
          <table:table-cell table:style-name="ce112" office:value-type="string" calcext:value-type="string">
            <text:p>TQQQ</text:p>
          </table:table-cell>
          <table:table-cell table:style-name="ce105"/>
          <table:table-cell table:style-name="ce112" office:value-type="string" calcext:value-type="string">
            <text:p>VOD.L</text:p>
          </table:table-cell>
          <table:table-cell table:style-name="ce105"/>
          <table:table-cell table:style-name="ce112" office:value-type="string" calcext:value-type="string">
            <text:p>SAP.DE</text:p>
          </table:table-cell>
          <table:table-cell table:style-name="ce105"/>
          <table:table-cell table:style-name="ce112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6" office:value-type="string" calcext:value-type="string">
            <text:p>Field</text:p>
          </table:table-cell>
          <table:table-cell table:style-name="ce105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1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11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1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1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11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1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1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11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1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1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1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1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1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11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1" table:formula="of:=COM.FINANCIALS.GETINFO.PYTHON.FINANCIALSIMPL.GETHISTORIC([.E$2];[.$C12];[.E$4];[.E$3])" office:value-type="float" office:value="40.230186" calcext:value-type="float">
            <text:p>40.230186</text:p>
          </table:table-cell>
          <table:table-cell/>
          <table:table-cell table:style-name="ce111" table:formula="of:=COM.FINANCIALS.GETINFO.PYTHON.FINANCIALSIMPL.GETHISTORIC([.G$2];[.$C12];[.G$4];[.G$3])" office:value-type="float" office:value="11.476573" calcext:value-type="float">
            <text:p>11.476573</text:p>
          </table:table-cell>
          <table:table-cell/>
          <table:table-cell table:style-name="ce111" table:formula="of:=COM.FINANCIALS.GETINFO.PYTHON.FINANCIALSIMPL.GETHISTORIC([.I$2];[.$C12];[.I$4];[.I$3])" office:value-type="float" office:value="163.130173" calcext:value-type="float">
            <text:p>163.130173</text:p>
          </table:table-cell>
          <table:table-cell/>
          <table:table-cell table:style-name="ce111" table:formula="of:=COM.FINANCIALS.GETINFO.PYTHON.FINANCIALSIMPL.GETHISTORIC([.K$2];[.$C12];[.K$4];[.K$3])" office:value-type="float" office:value="86.324417" calcext:value-type="float">
            <text:p>86.324417</text:p>
          </table:table-cell>
          <table:table-cell/>
          <table:table-cell table:style-name="ce11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8" table:formula="of:=  TEXT([.C14];&quot;ddd&quot;)" office:value-type="string" office:string-value="Mon" calcext:value-type="string">
            <text:p>Mon</text:p>
          </table:table-cell>
          <table:table-cell table:style-name="ce11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1;[.$C14];[.G$3])" office:value-type="float" office:value="4.436499" calcext:value-type="float">
            <text:p>4.43649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5];&quot;ddd&quot;)" office:value-type="string" office:string-value="Mon" calcext:value-type="string">
            <text:p>Mon</text:p>
          </table:table-cell>
          <table:table-cell table:style-name="ce11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1;[.$C15];[.G$3])" office:value-type="float" office:value="3.747756" calcext:value-type="float">
            <text:p>3.747756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6];&quot;ddd&quot;)" office:value-type="string" office:string-value="Tue" calcext:value-type="string">
            <text:p>Tue</text:p>
          </table:table-cell>
          <table:table-cell table:style-name="ce11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1;[.$C16];[.G$3])" office:value-type="float" office:value="3.836693" calcext:value-type="float">
            <text:p>3.83669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7];&quot;ddd&quot;)" office:value-type="string" office:string-value="Fri" calcext:value-type="string">
            <text:p>Fri</text:p>
          </table:table-cell>
          <table:table-cell table:style-name="ce11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1;[.$C17];[.G$3])" office:value-type="float" office:value="4.376933" calcext:value-type="float">
            <text:p>4.376933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8];&quot;ddd&quot;)" office:value-type="string" office:string-value="Tue" calcext:value-type="string">
            <text:p>Tue</text:p>
          </table:table-cell>
          <table:table-cell table:style-name="ce11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1;[.$C18];[.G$3])" office:value-type="float" office:value="3.827593" calcext:value-type="float">
            <text:p>3.827593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9];&quot;ddd&quot;)" office:value-type="string" office:string-value="Wed" calcext:value-type="string">
            <text:p>Wed</text:p>
          </table:table-cell>
          <table:table-cell table:style-name="ce11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1;[.$C19];[.G$3])" office:value-type="float" office:value="4.324397" calcext:value-type="float">
            <text:p>4.324397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0];&quot;ddd&quot;)" office:value-type="string" office:string-value="Fri" calcext:value-type="string">
            <text:p>Fri</text:p>
          </table:table-cell>
          <table:table-cell table:style-name="ce11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1;[.$C20];[.G$3])" office:value-type="float" office:value="4.038972" calcext:value-type="float">
            <text:p>4.038972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1];&quot;ddd&quot;)" office:value-type="string" office:string-value="Mon" calcext:value-type="string">
            <text:p>Mon</text:p>
          </table:table-cell>
          <table:table-cell table:style-name="ce11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1;[.$C21];[.G$3])" office:value-type="float" office:value="4.958125" calcext:value-type="float">
            <text:p>4.958125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2];&quot;ddd&quot;)" office:value-type="string" office:string-value="Thu" calcext:value-type="string">
            <text:p>Thu</text:p>
          </table:table-cell>
          <table:table-cell table:style-name="ce11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1;[.$C22];[.G$3])" office:value-type="float" office:value="5.049957" calcext:value-type="float">
            <text:p>5.04995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3];&quot;ddd&quot;)" office:value-type="string" office:string-value="Tue" calcext:value-type="string">
            <text:p>Tue</text:p>
          </table:table-cell>
          <table:table-cell table:style-name="ce11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277056" calcext:value-type="float">
            <text:p>5.277056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4];&quot;ddd&quot;)" office:value-type="string" office:string-value="Tue" calcext:value-type="string">
            <text:p>Tue</text:p>
          </table:table-cell>
          <table:table-cell table:style-name="ce11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1;[.$C24];[.G$3])" office:value-type="float" office:value="4.969707" calcext:value-type="float">
            <text:p>4.969707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5];&quot;ddd&quot;)" office:value-type="string" office:string-value="Thu" calcext:value-type="string">
            <text:p>Thu</text:p>
          </table:table-cell>
          <table:table-cell table:style-name="ce11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1;[.$C25];[.G$3])" office:value-type="float" office:value="4.848091" calcext:value-type="float">
            <text:p>4.848091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6];&quot;ddd&quot;)" office:value-type="string" office:string-value="Tue" calcext:value-type="string">
            <text:p>Tue</text:p>
          </table:table-cell>
          <table:table-cell table:style-name="ce11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1;[.$C26];[.G$3])" office:value-type="float" office:value="5.390398" calcext:value-type="float">
            <text:p>5.3903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7];&quot;ddd&quot;)" office:value-type="string" office:string-value="Wed" calcext:value-type="string">
            <text:p>Wed</text:p>
          </table:table-cell>
          <table:table-cell table:style-name="ce11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1;[.$C27];[.G$3])" office:value-type="float" office:value="6.208203" calcext:value-type="float">
            <text:p>6.20820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8];&quot;ddd&quot;)" office:value-type="string" office:string-value="Wed" calcext:value-type="string">
            <text:p>Wed</text:p>
          </table:table-cell>
          <table:table-cell table:style-name="ce11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1;[.$C28];[.G$3])" office:value-type="float" office:value="7.131491" calcext:value-type="float">
            <text:p>7.131491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9];&quot;ddd&quot;)" office:value-type="string" office:string-value="Mon" calcext:value-type="string">
            <text:p>Mon</text:p>
          </table:table-cell>
          <table:table-cell table:style-name="ce11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1;[.$C29];[.G$3])" office:value-type="float" office:value="7.282064" calcext:value-type="float">
            <text:p>7.282064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0];&quot;ddd&quot;)" office:value-type="string" office:string-value="Tue" calcext:value-type="string">
            <text:p>Tue</text:p>
          </table:table-cell>
          <table:table-cell table:style-name="ce11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1;[.$C30];[.G$3])" office:value-type="float" office:value="8.133376" calcext:value-type="float">
            <text:p>8.133376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1];&quot;ddd&quot;)" office:value-type="string" office:string-value="Thu" calcext:value-type="string">
            <text:p>Thu</text:p>
          </table:table-cell>
          <table:table-cell table:style-name="ce11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1;[.$C31];[.G$3])" office:value-type="float" office:value="8.893682" calcext:value-type="float">
            <text:p>8.893682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2];&quot;ddd&quot;)" office:value-type="string" office:string-value="Mon" calcext:value-type="string">
            <text:p>Mon</text:p>
          </table:table-cell>
          <table:table-cell table:style-name="ce11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1;[.$C32];[.G$3])" office:value-type="float" office:value="7.859532" calcext:value-type="float">
            <text:p>7.859532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3];&quot;ddd&quot;)" office:value-type="string" office:string-value="Tue" calcext:value-type="string">
            <text:p>Tue</text:p>
          </table:table-cell>
          <table:table-cell table:style-name="ce11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1;[.$C33];[.G$3])" office:value-type="float" office:value="9.154287" calcext:value-type="float">
            <text:p>9.154287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4];&quot;ddd&quot;)" office:value-type="string" office:string-value="Fri" calcext:value-type="string">
            <text:p>Fri</text:p>
          </table:table-cell>
          <table:table-cell table:style-name="ce11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1;[.$C34];[.G$3])" office:value-type="float" office:value="9.546437" calcext:value-type="float">
            <text:p>9.546437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5];&quot;ddd&quot;)" office:value-type="string" office:string-value="Mon" calcext:value-type="string">
            <text:p>Mon</text:p>
          </table:table-cell>
          <table:table-cell table:style-name="ce11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1;[.$C35];[.G$3])" office:value-type="float" office:value="9.478597" calcext:value-type="float">
            <text:p>9.478597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6];&quot;ddd&quot;)" office:value-type="string" office:string-value="Wed" calcext:value-type="string">
            <text:p>Wed</text:p>
          </table:table-cell>
          <table:table-cell table:style-name="ce11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1;[.$C36];[.G$3])" office:value-type="float" office:value="10.736949" calcext:value-type="float">
            <text:p>10.73694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7];&quot;ddd&quot;)" office:value-type="string" office:string-value="Fri" calcext:value-type="string">
            <text:p>Fri</text:p>
          </table:table-cell>
          <table:table-cell table:style-name="ce11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1;[.$C37];[.G$3])" office:value-type="float" office:value="11.191147" calcext:value-type="float">
            <text:p>11.191147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8" table:formula="of:=  TEXT([.C39];&quot;ddd&quot;)" office:value-type="string" office:string-value="Tue" calcext:value-type="string">
            <text:p>Tue</text:p>
          </table:table-cell>
          <table:table-cell table:style-name="ce110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1;[.$C39];[.G$3])" office:value-type="float" office:value="81.815369" calcext:value-type="float">
            <text:p>81.815369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0];&quot;ddd&quot;)" office:value-type="string" office:string-value="Tue" calcext:value-type="string">
            <text:p>Tue</text:p>
          </table:table-cell>
          <table:table-cell table:style-name="ce110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1;[.$C40];[.G$3])" office:value-type="float" office:value="62.684658" calcext:value-type="float">
            <text:p>62.68465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1];&quot;ddd&quot;)" office:value-type="string" office:string-value="Tue" calcext:value-type="string">
            <text:p>Tue</text:p>
          </table:table-cell>
          <table:table-cell table:style-name="ce110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1;[.$C41];[.G$3])" office:value-type="float" office:value="49.781628" calcext:value-type="float">
            <text:p>49.781628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2];&quot;ddd&quot;)" office:value-type="string" office:string-value="Fri" calcext:value-type="string">
            <text:p>Fri</text:p>
          </table:table-cell>
          <table:table-cell table:style-name="ce110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1;[.$C42];[.G$3])" office:value-type="float" office:value="57.63089" calcext:value-type="float">
            <text:p>57.63089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3];&quot;ddd&quot;)" office:value-type="string" office:string-value="Tue" calcext:value-type="string">
            <text:p>Tue</text:p>
          </table:table-cell>
          <table:table-cell table:style-name="ce110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1;[.$C43];[.G$3])" office:value-type="float" office:value="38.14204" calcext:value-type="float">
            <text:p>38.1420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4];&quot;ddd&quot;)" office:value-type="string" office:string-value="Wed" calcext:value-type="string">
            <text:p>Wed</text:p>
          </table:table-cell>
          <table:table-cell table:style-name="ce110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1;[.$C44];[.G$3])" office:value-type="float" office:value="32.113327" calcext:value-type="float">
            <text:p>32.113327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5];&quot;ddd&quot;)" office:value-type="string" office:string-value="Fri" calcext:value-type="string">
            <text:p>Fri</text:p>
          </table:table-cell>
          <table:table-cell table:style-name="ce110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1;[.$C45];[.G$3])" office:value-type="float" office:value="24.264067" calcext:value-type="float">
            <text:p>24.264067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6];&quot;ddd&quot;)" office:value-type="string" office:string-value="Mon" calcext:value-type="string">
            <text:p>Mon</text:p>
          </table:table-cell>
          <table:table-cell table:style-name="ce110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1;[.$C46];[.G$3])" office:value-type="float" office:value="33.138012" calcext:value-type="float">
            <text:p>33.138012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7];&quot;ddd&quot;)" office:value-type="string" office:string-value="Thu" calcext:value-type="string">
            <text:p>Thu</text:p>
          </table:table-cell>
          <table:table-cell table:style-name="ce110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1;[.$C47];[.G$3])" office:value-type="float" office:value="27.696253" calcext:value-type="float">
            <text:p>27.696253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8];&quot;ddd&quot;)" office:value-type="string" office:string-value="Mon" calcext:value-type="string">
            <text:p>Mon</text:p>
          </table:table-cell>
          <table:table-cell table:style-name="ce110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1;[.$C48];[.G$3])" office:value-type="float" office:value="20.553326" calcext:value-type="float">
            <text:p>20.55332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108"/>
          <table:table-cell table:style-name="ce110"/>
          <table:table-cell table:number-columns-repeated="61"/>
        </table:table-row>
        <table:table-row table:style-name="ro1">
          <table:table-cell/>
          <table:table-cell table:style-name="ce108" table:formula="of:=  TEXT([.C50];&quot;ddd&quot;)" office:value-type="string" office:string-value="Mon" calcext:value-type="string">
            <text:p>Mon</text:p>
          </table:table-cell>
          <table:table-cell table:style-name="ce110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69995" calcext:value-type="float">
            <text:p>132.369995</text:p>
          </table:table-cell>
          <table:table-cell/>
          <table:table-cell table:formula="of:=COM.FINANCIALS.GETINFO.PYTHON.FINANCIALSIMPL.GETHISTORIC([.G$2];91;[.$C50];[.G$3])" office:value-type="float" office:value="18.175667" calcext:value-type="float">
            <text:p>18.175667</text:p>
          </table:table-cell>
          <table:table-cell/>
          <table:table-cell table:formula="of:=COM.FINANCIALS.GETINFO.PYTHON.FINANCIALSIMPL.GETHISTORIC([.I$2];90;[.$C50];[.I$3])" office:value-type="float" office:value="84.290001" calcext:value-type="float">
            <text:p>84.290001</text:p>
          </table:table-cell>
          <table:table-cell/>
          <table:table-cell table:formula="of:=COM.FINANCIALS.GETINFO.PYTHON.FINANCIALSIMPL.GETHISTORIC([.K$2];90;[.$C50];[.K$3])" office:value-type="float" office:value="98.889999" calcext:value-type="float">
            <text:p>98.889999</text:p>
          </table:table-cell>
          <table:table-cell/>
          <table:table-cell table:formula="of:=COM.FINANCIALS.GETINFO.PYTHON.FINANCIALSIMPL.GETHISTORIC([.M$2];90;[.$C50];[.M$3])" office:value-type="float" office:value="13942.870117" calcext:value-type="float">
            <text:p>13942.87011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51];&quot;ddd&quot;)" office:value-type="string" office:string-value="Tue" calcext:value-type="string">
            <text:p>Tue</text:p>
          </table:table-cell>
          <table:table-cell table:style-name="ce110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00003" calcext:value-type="float">
            <text:p>132.300003</text:p>
          </table:table-cell>
          <table:table-cell/>
          <table:table-cell table:formula="of:=COM.FINANCIALS.GETINFO.PYTHON.FINANCIALSIMPL.GETHISTORIC([.G$2];91;[.$C51];[.G$3])" office:value-type="float" office:value="18.096081" calcext:value-type="float">
            <text:p>18.096081</text:p>
          </table:table-cell>
          <table:table-cell/>
          <table:table-cell table:formula="of:=COM.FINANCIALS.GETINFO.PYTHON.FINANCIALSIMPL.GETHISTORIC([.I$2];90;[.$C51];[.I$3])" office:value-type="float" office:value="83.800003" calcext:value-type="float">
            <text:p>83.800003</text:p>
          </table:table-cell>
          <table:table-cell/>
          <table:table-cell table:formula="of:=COM.FINANCIALS.GETINFO.PYTHON.FINANCIALSIMPL.GETHISTORIC([.K$2];90;[.$C51];[.K$3])" office:value-type="float" office:value="97.790001" calcext:value-type="float">
            <text:p>97.790001</text:p>
          </table:table-cell>
          <table:table-cell/>
          <table:table-cell table:formula="of:=COM.FINANCIALS.GETINFO.PYTHON.FINANCIALSIMPL.GETHISTORIC([.M$2];90;[.$C51];[.M$3])" office:value-type="float" office:value="13884.660156" calcext:value-type="float">
            <text:p>13884.66015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96411ae000{, supportedInterfaces={com.sun.star.uno.XComponentContext,com.sun.star.container.XNameContainer,com.sun.star.lang.XTypeProvider,com.sun.star.uno.XWeak,com.sun.star.lang.XComponent}}&#10;id(self)=140094299694864&#10;version=3.4.0&#10;file=/home/christian/.config/libreoffice/4/user/uno_packages/cache/uno_packages/lu906132rb.tmp_/Financials-Extension.oxt/financials.py&#10;cwd=/home/christian&#10;home=/home/christian&#10;uname=Linux i9570 5.19.0-32-generic #33~22.04.1-Ubuntu SMP PREEMPT_DYNAMIC Mon Jan 30 17:03:34 UTC 2 x86_64 x86_64&#10;pid=177004&#10;sys.executable=/usr/bin/python3&#10;sys.version=3.10.12 (main, Nov 20 2023, 15:14:05) [GCC 11.4.0]&#10;sys.path=['/home/christian/.config/libreoffice/4/user/uno_packages/cache/uno_packages/lu906132rb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8.2&#10;pytz=2023.3&#10;pyparsing=2.4.7&#10;six=1.16.0" calcext:value-type="string">
            <text:p>ctx=pyuno object (com.sun.star.uno.XComponentContext)0x5596411ae000{, supportedInterfaces={com.sun.star.uno.XComponentContext,com.sun.star.container.XNameContainer,com.sun.star.lang.XTypeProvider,com.sun.star.uno.XWeak,com.sun.star.lang.XComponent}}</text:p>
            <text:p>id(self)=140094299694864</text:p>
            <text:p>version=3.4.0</text:p>
            <text:p>file=/home/christian/.config/libreoffice/4/user/uno_packages/cache/uno_packages/lu906132rb.tmp_/Financials-Extension.oxt/financials.py</text:p>
            <text:p>cwd=/home/christian</text:p>
            <text:p>home=/home/christian</text:p>
            <text:p>uname=Linux i9570 5.19.0-32-generic #33~22.04.1-Ubuntu SMP PREEMPT_DYNAMIC Mon Jan 30 17:03:34 UTC 2 x86_64 x86_64</text:p>
            <text:p>pid=177004</text:p>
            <text:p>sys.executable=/usr/bin/python3</text:p>
            <text:p>sys.version=3.10.12 (main, Nov 20 2023, 15:14:05) [GCC 11.4.0]</text:p>
            <text:p>sys.path=['/home/christian/.config/libreoffice/4/user/uno_packages/cache/uno_packages/lu906132rb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8.2</text:p>
            <text:p>pytz=2023.3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38M4S</meta:editing-duration>
    <meta:editing-cycles>7</meta:editing-cycles>
    <meta:generator>LibreOffice/7.3.7.2$Linux_X86_64 LibreOffice_project/30$Build-2</meta:generator>
    <dc:date>2023-12-29T10:54:15.571212357</dc:date>
    <meta:document-statistic meta:table-count="4" meta:cell-count="1215" meta:object-count="0"/>
  </office:meta>
</office:document-meta>
</file>